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ehlerbild</text:p>
          </table:table-cell>
          <table:table-cell/>
          <table:table-cell office:value-type="string" calcext:value-type="string">
            <text:p>Betriebsstatu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PU nicht erreichbar</text:p>
          </table:table-cell>
          <table:table-cell/>
          <table:table-cell office:value-type="string" calcext:value-type="string">
            <text:p>Unbekan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Ra RemoteNode nicht erreichbar</text:p>
          </table:table-cell>
          <table:table-cell/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Ra Gateway nicht erreichbar</text:p>
          </table:table-cell>
          <table:table-cell/>
          <table:table-cell office:value-type="string" calcext:value-type="string">
            <text:p>Betriebsart Leistu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rRa Pegelmesser nicht erreichbar</text:p>
          </table:table-cell>
          <table:table-cell/>
          <table:table-cell office:value-type="string" calcext:value-type="string">
            <text:p>Betriebsart Dru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it nicht gesetzt</text:p>
          </table:table-cell>
          <table:table-cell/>
          <table:table-cell office:value-type="string" calcext:value-type="string">
            <text:p>Betriebsart Leistung Nac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etriebsart Druck Nac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peicherbetrieb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LoRa RemoteNode</text:span>: SD Initialisierung fehlgeschlage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LoRa RemoteNode</text:span>: LoRa Initialisierung fehlgeschlagen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LoRa RemoteNode</text:span>: WLAN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Ra RemoteNode: LCD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Ra Gateway: LCD Initialisierung fehlgeschlagen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LoRa Gateway</text:span>: LoRa Initialisierung fehlgeschlagen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LoRa Gateway</text:span>: WLAN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thalt Ausgelös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annung nicht im erwarteten Bereich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uck nicht im erwarteten Bereich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serpegel nicht im erwarteten Bereich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mperatur nicht im erwarteten Bereich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hwimmer ausgelös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bsperrhahn nicht auf Positi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ntilantrieb 1 nicht auf Positi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tilantrieb 2 nicht auf Positi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mmunikationstimeout: Betriebsart Speicherbetrieb aktiviert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ssertemperatur niedri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ote node nicht erreichb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.00.0000</text:date>, <text:time style:data-style-name="N2" text:time-value="21:02:52.209844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3:42:24.703699700</meta:creation-date>
    <dc:date>2026-04-13T21:50:13.726050800</dc:date>
    <meta:editing-duration>PT10H26M6S</meta:editing-duration>
    <meta:editing-cycles>7</meta:editing-cycles>
    <meta:generator>LibreOffice/25.8.5.2$Windows_X86_64 LibreOffice_project/9c8b85f387cc00a89945a79c9e6239f32e450ac2</meta:generator>
    <meta:document-statistic meta:table-count="1" meta:cell-count="64" meta:object-count="0"/>
  </office:meta>
</office:document-meta>
</file>